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e8900" draw:textarea-horizontal-align="justify" draw:textarea-vertical-align="middle" draw:auto-grow-height="false" fo:min-height="5.45cm" fo:min-width="10.4cm"/>
    </style:style>
    <style:style style:name="gr2" style:family="graphic" style:parent-style-name="standard">
      <style:graphic-properties draw:fill-color="#00fe17" draw:textarea-horizontal-align="justify" draw:textarea-vertical-align="middle" draw:auto-grow-height="false" fo:min-height="5.45cm" fo:min-width="10.4cm"/>
    </style:style>
    <style:style style:name="gr3" style:family="graphic" style:parent-style-name="standard">
      <style:graphic-properties draw:fill-color="#0040fe" draw:textarea-horizontal-align="justify" draw:textarea-vertical-align="middle" draw:auto-grow-height="false" fo:min-height="5.45cm" fo:min-width="10.4cm"/>
    </style:style>
    <style:style style:name="gr4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-color="#fe8900"/>
      <style:paragraph-properties fo:text-align="center"/>
    </style:style>
    <style:style style:name="P3" style:family="paragraph">
      <loext:graphic-properties draw:fill-color="#00fe17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0040fe"/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0.9cm" svg:height="5.7cm" svg:x="5.6cm" svg:y="6cm">
          <text:p text:style-name="P1"><text:span text:style-name="T1">Definición Variable Objetivo Target</text:span></text:p>
          <text:p text:style-name="P1"/>
          <text:p text:style-name="P1"/>
          <text:p text:style-name="P1"/>
          <text:p text:style-name="P1"/>
          <text:p text:style-name="P1">Car Purchase Amou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9cm" svg:height="5.7cm" svg:x="5.5cm" svg:y="13cm">
          <text:p text:style-name="P1"><text:span text:style-name="T1">Definición Método a usar</text:span></text:p>
          <text:p text:style-name="P1"/>
          <text:p text:style-name="P1"/>
          <text:p text:style-name="P1"/>
          <text:p text:style-name="P1"/>
          <text:p text:style-name="P1">Redes Neuronales - Regresión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9cm" svg:height="5.7cm" svg:x="5.3cm" svg:y="20.4cm">
          <text:p text:style-name="P4"><text:span text:style-name="T2">Definición Features</text:span></text:p>
          <text:p text:style-name="P4"><text:span text:style-name="T3"/></text:p>
          <text:p text:style-name="P4"><text:span text:style-name="T3"/></text:p>
          <text:p text:style-name="P4"><text:span text:style-name="T3">Customer Name – Customer </text:span><text:span text:style-name="T3">email –</text:span></text:p>
          <text:p text:style-name="P4"><text:span text:style-name="T3">Country – Gender – Age – Annual</text:span></text:p>
          <text:p text:style-name="P4"><text:span text:style-name="T3">Salary – Credit Card Debt – Net </text:span><text:span text:style-name="T3">Worth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7.72cm" svg:height="1.673cm" svg:x="2.4cm" svg:y="1.4cm">
          <draw:text-box>
            <text:p text:style-name="P6">CONTEXTO ENTENDIMIENTO DE PROBLEMA Y DISEÑO DE SOLUCIÓ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14T09:47:43.760233162</meta:creation-date>
    <dc:date>2022-04-14T09:55:49.890193069</dc:date>
    <meta:editing-duration>PT8M5S</meta:editing-duration>
    <meta:editing-cycles>2</meta:editing-cycles>
    <meta:generator>LibreOffice/6.0.7.3$Linux_X86_64 LibreOffice_project/00m0$Build-3</meta:generator>
    <meta:document-statistic meta:object-count="4"/>
  </office:meta>
</office:document-meta>
</file>